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with RTT=1ms,10ms,100ms and 1s as number of workers increases (always 0 workers for userfault and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vs.Redis vs. S3 vs. Cassandra with RTT = 0 (direct only - the throughput will make the pre-emptive pulls matter)</text:p>
        </text:list-item>
      </text:list>
      <text:h text:style-name="Heading_20_2" text:outline-level="2"><text:bookmark-start text:name="throughput"/>Throughput<text:bookmark-end text:name="throughput"/></text:h>
      <text:list text:style-name="L132">
        <text:list-item>
          <text:p text:style-name="P132">TODO: Benchmark for development of throughput of baseline vs. userfault vs. direct vs. managed with RTT = 0 (we can’t add a RTT to baseline)</text:p>
        </text:list-item>
        <text:list-item>
          <text:p text:style-name="P132">TODO: Benchmark for development of throughput of userfault vs. direct vs. managed as RTT increases</text:p>
        </text:list-item>
        <text:list-item>
          <text:p text:style-name="P132">TODO: Benchmark for development of throughput of userfault vs. direct vs. managed with RTT=1ms,10ms,100ms and 1s as number of workers increases (always 0 workers for userfault and direct)</text:p>
        </text:list-item>
        <text:list-item>
          <text:p text:style-name="P132">TODO: Benchmark for throughput for memory vs. file vs. directory vs. Redis vs. S3 vs. Cassandra with RTT = 0 (direct mount, managed mount)</text:p>
        </text:list-item>
        <text:list-item>
          <text:p text:style-name="P132">TODO: Benchmark for throughput for memory vs. file vs. directory vs. Redis vs. S3 vs. Cassandra with RTT=1ms,10ms,100ms and 1s as number of workers increases (direct mount, managed mount) (the point of this is to show expected read performance for the backends in real-life - even though RTT will be the majority of the delay here, the concurrent access speeds/overhead will still matter a bit, and it provids data for real-life deployments)</text:p>
        </text:list-item>
        <text:list-item>
          <text:p text:style-name="P132">TODO: Benchmark for write throughput for direct vs. managed as RTT increases</text:p>
        </text:list-item>
      </text:list>
      <text:h text:style-name="Heading_20_2" text:outline-level="2"><text:bookmark-start text:name="transport"/>Transport<text:bookmark-end text:name="transport"/></text:h>
      <text:list text:style-name="L133">
        <text:list-item>
          <text:p text:style-name="P133">TODO: Benchmark for throughput for dudirekta vs. gRPC vs. fRPC with varying RTT (direct mount)</text:p>
        </text:list-item>
        <text:list-item>
          <text:p text:style-name="P133">TODO: Benchmark for throughput for dudirekta vs. gRPC vs. fRPC with varying RTT (managed mount)</text:p>
        </text:list-item>
      </text:list>
      <text:h text:style-name="Heading_20_2" text:outline-level="2"><text:bookmark-start text:name="chunking"/>Chunking<text:bookmark-end text:name="chunking"/></text:h>
      <text:list text:style-name="L134">
        <text:list-item>
          <text:p text:style-name="P134">TODO: Benchmark for local vs. remote chunking with varying RTT (direct mount only)</text:p>
        </text:list-item>
      </text:list>
      <text:h text:style-name="Heading_20_2" text:outline-level="2"><text:bookmark-start text:name="downtime"/>Downtime<text:bookmark-end text:name="downtime"/></text:h>
      <text:list text:style-name="L135">
        <text:list-item>
          <text:p text:style-name="P135">TODO: Benchmark for <text:span text:style-name="Source_Text">Open</text:span> time for userfault vs. r3map (doesn’t matter if direct/mount/migration - the NBD overhead counts here. But be very careful about how much of <text:span text:style-name="Source_Text">userfaultfd</text:span> is just <text:span text:style-name="Source_Text">mmap</text:span>ing - maybe fix that first (noreserve etc.))</text:p>
        </text:list-item>
        <text:list-item>
          <text:p text:style-name="P135">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6">
        <text:list-item>
          <text:p text:style-name="P136">By using <text:span text:style-name="Source_Text">userfaultfd</text:span> we are able to map almost any object into memory</text:p>
        </text:list-item>
        <text:list-item>
          <text:p text:style-name="P136">This approach is very clean and has comparatively little overhead, but also has significant architecture-related problems that limit its uses</text:p>
        </text:list-item>
        <text:list-item>
          <text:p text:style-name="P13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6">This prevents us from using this approach for remote resources that update over time</text:p>
        </text:list-item>
        <text:list-item>
          <text:p text:style-name="P136">Also prevents us from using it for things that might have concurrent writers/shared resources, since there would be no way of updating the conflicting section</text:p>
        </text:list-item>
        <text:list-item>
          <text:p text:style-name="P136">Essentially makes this system only usable for a read-only “mount” of a remote resource, not really synchronization</text:p>
        </text:list-item>
        <text:list-item>
          <text:p text:style-name="P136">Only a viable solution for post-copy migration</text:p>
        </text:list-item>
        <text:list-item>
          <text:p text:style-name="P136">Also prevents pulling chunks before they are being accessed without additional layers of indirection</text:p>
        </text:list-item>
        <text:list-item>
          <text:p text:style-name="P136">The <text:span text:style-name="Source_Text">userfaultfd</text:span> API socket is also synchronous, so each chunk needs to be sent one after the other, meaning that it is very vulnerable to long RTT values</text:p>
        </text:list-item>
        <text:list-item>
          <text:p text:style-name="P136">Also means that the initial latency will be at minimum the RTT to the remote source, and (without caching) so will be each future request</text:p>
        </text:list-item>
        <text:list-item>
          <text:p text:style-name="P136">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6">Problem with such a low throughput is also that the network speed quickly becomes the limit</text:p>
        </text:list-item>
        <text:list-item>
          <text:p text:style-name="P13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7">
        <text:list-item>
          <text:p text:style-name="P137">Similarly to <text:span text:style-name="Source_Text">userfaultfd</text:span>, this system also has limitations</text:p>
        </text:list-item>
        <text:list-item>
          <text:p text:style-name="P137">While <text:span text:style-name="Source_Text">userfaultfd</text:span> was only able to catch reads, this system is only able to catch writes to the file</text:p>
        </text:list-item>
        <text:list-item>
          <text:p text:style-name="P137">Only a viable solution for pre-copy migration</text:p>
        </text:list-item>
        <text:list-item>
          <text:p text:style-name="P137">Essentially this system is write-only, and it is very inefficient to add hosts to the network later on</text:p>
        </text:list-item>
        <text:list-item>
          <text:p text:style-name="P137">As a result, if there are many possible destinations to migrate state too, a star-based architecture with a central forwarding hub can be used</text:p>
        </text:list-item>
        <text:list-item>
          <text:p text:style-name="P137">The static topology of this approach can be used to only ever require hashing on one of the destinations and the source instead of all of them</text:p>
        </text:list-item>
        <text:list-item>
          <text:p text:style-name="P137">This way, we only need to push the changes to one component (the hub), instead of having to push them to each destination on their own</text:p>
        </text:list-item>
        <text:list-item>
          <text:p text:style-name="P137">The hub simply forwards the messages to all the other destinations</text:p>
        </text:list-item>
        <text:list-item>
          <text:p text:style-name="P137">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8">
        <text:list-item>
          <text:p text:style-name="P138">FUSE can provide both a solution for pre- and post-copy migration</text:p>
        </text:list-item>
        <text:list-item>
          <text:p text:style-name="P138">FUSE also has downsides</text:p>
        </text:list-item>
        <text:list-item>
          <text:p text:style-name="P138">It operates in user space, which means that it needs to do context switching, esp. compared to a file system in kernel space</text:p>
        </text:list-item>
        <text:list-item>
          <text:p text:style-name="P138">Some advanced file system features aren’t available for a FUSE</text:p>
        </text:list-item>
        <text:list-item>
          <text:p text:style-name="P138">The overhead of FUSE (and implementing a completely custom file system) for synchronizing memory is significant</text:p>
        </text:list-item>
        <text:list-item>
          <text:p text:style-name="P138">The optimal solution would be to not expose a full file system to track changes, but rather a single file</text:p>
        </text:list-item>
        <text:list-item>
          <text:p text:style-name="P138">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9">
        <text:list-item>
          <text:p text:style-name="P139">Limitations of NBD and <text:span text:style-name="Source_Text">ublk</text:span> as an alternative</text:p>
          <text:list text:style-name="L140">
            <text:list-item>
              <text:p text:style-name="P140">NBD is a battle-tested solution for this with fairly good performance, but in the future a more lean implemenation called <text:span text:style-name="Source_Text">ublk</text:span> could also be used</text:p>
            </text:list-item>
            <text:list-item>
              <text:p text:style-name="P140"><text:span text:style-name="Source_Text">ublk</text:span> uses <text:span text:style-name="Source_Text">io_uring</text:span>, which means that it could potentially allow for much faster concurrent access</text:p>
            </text:list-item>
            <text:list-item>
              <text:p text:style-name="P140">It is similar to NBD; it also uses a user space server to provide the block device backend, and a kernel <text:span text:style-name="Source_Text">ublk</text:span> driver that creates <text:span text:style-name="Source_Text">/dev/ublkb*</text:span> devices</text:p>
            </text:list-item>
            <text:list-item>
              <text:p text:style-name="P140">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40">The <text:span text:style-name="Source_Text">io_uring</text:span> architecture promises lower latency and better throughput</text:p>
            </text:list-item>
            <text:list-item>
              <text:p text:style-name="P140">Because it is however still experimental and docs are lacking, NBD was chosen</text:p>
            </text:list-item>
          </text:list>
        </text:list-item>
        <text:list-item>
          <text:p text:style-name="P139"><text:span text:style-name="Source_Text">BUSE</text:span> and <text:span text:style-name="Source_Text">CUSE</text:span> as alternatives to NBD</text:p>
          <text:list text:style-name="L141">
            <text:list-item>
              <text:p text:style-name="P141">Another option of implementing a block device is BUSE (block devices in user space)</text:p>
            </text:list-item>
            <text:list-item>
              <text:p text:style-name="P141">BUSE is similar to FUSE in nature, and similarly to it has a kernel and user space server component</text:p>
            </text:list-item>
            <text:list-item>
              <text:p text:style-name="P141">Similarly to <text:span text:style-name="Source_Text">ublk</text:span> however, BUSE is experimental</text:p>
            </text:list-item>
            <text:list-item>
              <text:p text:style-name="P141">Client libraries in Go are also experimental, preventing it from being used as easily as NBD</text:p>
            </text:list-item>
            <text:list-item>
              <text:p text:style-name="P141">Similarly so, a CUSE could be implemented (char device in user space)</text:p>
            </text:list-item>
            <text:list-item>
              <text:p text:style-name="P141">CUSE is a very flexible way of defining a char (and thus block) device, but also lacks documentation</text:p>
            </text:list-item>
            <text:list-item>
              <text:p text:style-name="P141">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1">The only way of implementing it without too much overhead however is CGo, which comes with its own overhead</text:p>
            </text:list-item>
            <text:list-item>
              <text:p text:style-name="P141">It also requires calling Go closures from C code, which is complicated (code snippet from https://github.com/pojntfx/webpipe/blob/main/pkg/cuse/bindings.go#L79-L132)</text:p>
            </text:list-item>
            <text:list-item>
              <text:p text:style-name="P141">Implementing closures is possible by using the <text:span text:style-name="Source_Text">userdata</text:span> parameter in the CUSE C API (code snippet from https://github.com/pojntfx/webpipe/blob/main/pkg/cuse/cuse.c#L20-L22)</text:p>
            </text:list-item>
            <text:list-item>
              <text:p text:style-name="P141">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1">Even with this however, it is hard to implement even a simple backend, and the CGo overhead is a significant drawback (code snippet from https://github.com/pojntfx/webpipe/blob/main/pkg/devices/trace_device.go)</text:p>
            </text:list-item>
            <text:list-item>
              <text:p text:style-name="P141">The last alternative to NBD devices would be to extend the kernel with a new construct that allows for essentially a virtual file to be <text:span text:style-name="Source_Text">mmap</text:span>ed, not a block device</text:p>
            </text:list-item>
            <text:list-item>
              <text:p text:style-name="P141">This could use a custom protocol that is optimized for this use case instead of a full block device</text:p>
            </text:list-item>
            <text:list-item>
              <text:p text:style-name="P141">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2">
        <text:list-item>
          <text:p text:style-name="P142">Overhead of using managed mounts</text:p>
          <text:list text:style-name="L143">
            <text:list-item>
              <text:p text:style-name="P143">Another interesting aspect of optimization to look at is the overhead of managed mounts</text:p>
            </text:list-item>
            <text:list-item>
              <text:p text:style-name="P143">It is possible for managed mounts (and migrations) to deliver signficantly lower performance compared to direct mounts</text:p>
            </text:list-item>
            <text:list-item>
              <text:p text:style-name="P143">This is because using managed mounts come with the cost of potential duplicate I/O operations</text:p>
            </text:list-item>
            <text:list-item>
              <text:p text:style-name="P143">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3">This however is only the case in scenarios with a very low latency between the local and remote backends</text:p>
            </text:list-item>
            <text:list-item>
              <text:p text:style-name="P143">If latency becomes higher, then the ability to pull the chunks in the background and in parallel with the puller will offset the cost of duplicate I/O</text:p>
            </text:list-item>
            <text:list-item>
              <text:p text:style-name="P143">The same applies to slow local backends, e.g. if slow disks or memory are being used, which can mean that offsetting the duplicate I/O will need a significantly higher latency to be worth it</text:p>
            </text:list-item>
          </text:list>
        </text:list-item>
        <text:list-item>
          <text:p text:style-name="P142">Comparing mount vs. migration API performance</text:p>
          <text:list text:style-name="L144">
            <text:list-item>
              <text:p text:style-name="P144">It is interesting to look at how the migration API performs compared to the single-phase mount API</text:p>
            </text:list-item>
            <text:list-item>
              <text:p text:style-name="P144">The mounts API should have a shorter total latency, but a higher “downtime” since it needs to initialize the device first</text:p>
            </text:list-item>
          </text:list>
        </text:list-item>
        <text:list-item>
          <text:p text:style-name="P142">Comparing this API to RegionFS, an existing remote memory system</text:p>
          <text:list text:style-name="L145">
            <text:list-item>
              <text:p text:style-name="P145">A similar approach was made in RegionFS[33]</text:p>
            </text:list-item>
            <text:list-item>
              <text:p text:style-name="P145">RegionFS is implemented as a kernel module, but it is functionally similar to how this API exposes a NBD device for memory interaction</text:p>
            </text:list-item>
            <text:list-item>
              <text:p text:style-name="P145">In RegionFS, the regions file system is mounted to a path, which then exposes regions as virtual files</text:p>
            </text:list-item>
            <text:list-item>
              <text:p text:style-name="P145">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5">By using standard utilities like <text:span text:style-name="Source_Text">open</text:span> and <text:span text:style-name="Source_Text">chmod</text:span>, this API usable from different programming languages with ease</text:p>
            </text:list-item>
            <text:list-item>
              <text:p text:style-name="P145">Unlike the managed mounts API however, the system proposed in Remote Regions is mostly intended for private usecases with a limited amount of hosts and in LAN, with low-RTT connections</text:p>
            </text:list-item>
            <text:list-item>
              <text:p text:style-name="P145">It is also not designed to be used for a potential migration scenarios, which the modular approach of r3map allows for</text:p>
            </text:list-item>
            <text:list-item>
              <text:p text:style-name="P145">While Remote Regions’ file system approach does allow for authorization based on permissions, it doesn’t specify how authentication could work</text:p>
            </text:list-item>
            <text:list-item>
              <text:p text:style-name="P145">In terms of the wire protocol, Remote Regions also seems to target mostly LAN with protocols like RDMA comm modules, while r3map targets mostly WAN with a pluggable transport protocol interface</text:p>
            </text:list-item>
          </text:list>
        </text:list-item>
        <text:list-item>
          <text:p text:style-name="P142">Issues with the r3map implementation</text:p>
          <text:list text:style-name="L146">
            <text:list-item>
              <text:p text:style-name="P146">While the managed mounts API mostly works, there are some issues with it being implemented in Go</text:p>
            </text:list-item>
            <text:list-item>
              <text:p text:style-name="P146">This is mostly due to deadlocking issues; if the GC tries to release memory, it has to stop the world</text:p>
            </text:list-item>
            <text:list-item>
              <text:p text:style-name="P146">If the <text:span text:style-name="Source_Text">mmap</text:span> API is used, it is possible that the GC tries to manage the underlying slice, or tries to release memory as data is being copied from the mount</text:p>
            </text:list-item>
            <text:list-item>
              <text:p text:style-name="P146">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6">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6">This is fixable by simply starting the server in separate process or other context where the GC does not cause it to stop, and then <text:span text:style-name="Source_Text">mmap</text:span>ing</text:p>
            </text:list-item>
            <text:list-item>
              <text:p text:style-name="P146">Issues like this however are hard to fix, and point to Go potentially not being the correct language to use for this part of the system</text:p>
            </text:list-item>
            <text:list-item>
              <text:p text:style-name="P146">In the future, using a language without a GC (such as Rust) could provide a good alternative</text:p>
            </text:list-item>
            <text:list-item>
              <text:p text:style-name="P146">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7">
        <text:list-item>
          <text:p text:style-name="P147">ram-dl is a fun experiment</text:p>
        </text:list-item>
        <text:list-item>
          <text:p text:style-name="P147">Is a tech demo for r3map</text:p>
        </text:list-item>
        <text:list-item>
          <text:p text:style-name="P147">Uses the fRPC backend to expand local system memory</text:p>
        </text:list-item>
        <text:list-item>
          <text:p text:style-name="P147">Allows mounting a remote system’s RAM locally</text:p>
        </text:list-item>
        <text:list-item>
          <text:p text:style-name="P147">Can be used to inspect a remote system’s memory contents</text:p>
        </text:list-item>
        <text:list-item>
          <text:p text:style-name="P147">Is based on the direct mount API</text:p>
        </text:list-item>
        <text:list-item>
          <text:p text:style-name="P147">Uses mkswap, swapon and swapoff (code snippet from https://github.com/pojntfx/ram-dl/blob/main/cmd/ram-dl/main.go#L170-L190)</text:p>
        </text:list-item>
        <text:list-item>
          <text:p text:style-name="P147">Enables paging out to the block device provided by the direct mount API</text:p>
        </text:list-item>
        <text:list-item>
          <text:p text:style-name="P147"><text:span text:style-name="Source_Text">ram-ul</text:span> “uploads” RAM by exposing a memory, file or directory-backed file over fRPC</text:p>
        </text:list-item>
        <text:list-item>
          <text:p text:style-name="P147"><text:span text:style-name="Source_Text">ram-dl</text:span> then does all of the above</text:p>
        </text:list-item>
        <text:list-item>
          <text:p text:style-name="P147">Not really intended for real-world usecases, but does show that this can be used for interesting usecases such as real, remote RAM/Swap</text:p>
        </text:list-item>
        <text:list-item>
          <text:p text:style-name="P147">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8">
        <text:list-item>
          <text:p text:style-name="P148">Overview</text:p>
          <text:list text:style-name="L149">
            <text:list-item>
              <text:p text:style-name="P149">tapisk is an interesting usecase because of how close it is to STFS, which provided the inspiration for the FUSE-based approach</text:p>
            </text:list-item>
            <text:list-item>
              <text:p text:style-name="P149">Very high read/write backend latency (multiple seconds, up to 90s, due to seeking)</text:p>
            </text:list-item>
            <text:list-item>
              <text:p text:style-name="P149">Linear access, no random reads</text:p>
            </text:list-item>
            <text:list-item>
              <text:p text:style-name="P149">Can benefit a lot from asynchronous writes provided by managed mounts</text:p>
            </text:list-item>
            <text:list-item>
              <text:p text:style-name="P149">Fast storage acts as a caching layer</text:p>
            </text:list-item>
            <text:list-item>
              <text:p text:style-name="P149">Backend is linear, so only one read/write possible at a time</text:p>
            </text:list-item>
            <text:list-item>
              <text:p text:style-name="P149">With local backend, writes are de-duplicated automatically and both can be asynchronous/concurrent</text:p>
            </text:list-item>
            <text:list-item>
              <text:p text:style-name="P149">Writes go to fast (“local”) backend first, syncer then handles in both directions</text:p>
            </text:list-item>
            <text:list-item>
              <text:p text:style-name="P149">Only one concurrent reader/writer makes sense</text:p>
            </text:list-item>
            <text:list-item>
              <text:p text:style-name="P149">Syncing intervals to/from can maybe be minutes or more to make it more efficient (since long, connected write intervals prevent having to seek to a different position on disk)</text:p>
            </text:list-item>
          </text:list>
        </text:list-item>
        <text:list-item>
          <text:p text:style-name="P148">Implementation</text:p>
          <text:list text:style-name="L150">
            <text:list-item>
              <text:p text:style-name="P150">Chunking works on tape drive records and blocks</text:p>
            </text:list-item>
            <text:list-item>
              <text:p text:style-name="P150"><text:span text:style-name="Source_Text">bbolt</text:span> DB is used as an index</text:p>
            </text:list-item>
            <text:list-item>
              <text:p text:style-name="P150">Index maps simulated offsets to real tape records (code snippet from https://github.com/pojntfx/tapisk/blob/main/pkg/index/bbolt.go#L43-L68)</text:p>
            </text:list-item>
            <text:list-item>
              <text:p text:style-name="P150">When reading, first the tape looks up the real tape record for the requested offset (code snippet from https://github.com/pojntfx/tapisk/blob/main/pkg/backend/tape.go#L71-L78)</text:p>
            </text:list-item>
            <text:list-item>
              <text:p text:style-name="P150">Seeking can then use the accelerated <text:span text:style-name="Source_Text">MTSEEK</text:span> ioctl to fast-forward to a record on the tape (code snippet from https://github.com/pojntfx/tapisk/blob/main/pkg/mtio/tape.go#L25-L40)</text:p>
            </text:list-item>
            <text:list-item>
              <text:p text:style-name="P150">After seeking to the block, the chunk is read from the tape into memory</text:p>
            </text:list-item>
            <text:list-item>
              <text:p text:style-name="P150">When writing the drive seeks to the end of the tape (unless the last operation was a write already, in which case we’re already at the end) (code snippet from https://github.com/pojntfx/tapisk/blob/main/pkg/mtio/tape.go#L57-L72)</text:p>
            </text:list-item>
            <text:list-item>
              <text:p text:style-name="P150">After that, the current real tape block position is requested, stored in the index, and the offset is written to the tape (code snippet from https://github.com/pojntfx/tapisk/blob/main/pkg/backend/tape.go#L87-L119)</text:p>
            </text:list-item>
          </text:list>
        </text:list-item>
        <text:list-item>
          <text:p text:style-name="P148">Evaluation</text:p>
          <text:list text:style-name="L151">
            <text:list-item>
              <text:p text:style-name="P151"><text:span text:style-name="Source_Text">tapisk</text:span> is a unique usecase that shows the versitility of the approach chosen and how flexible it is</text:p>
            </text:list-item>
            <text:list-item>
              <text:p text:style-name="P151">E.g. the chunking system didn’t have to be reimplemented (like with STFS) - we could just use the managed mount API directly without changes</text:p>
            </text:list-item>
            <text:list-item>
              <text:p text:style-name="P151">This essentially makes the tape a chunked, reusable <text:span text:style-name="Source_Text">ReadWriterAt</text:span>, in the same way as the directory backend</text:p>
            </text:list-item>
            <text:list-item>
              <text:p text:style-name="P151">By using a RPC backend, a remote tape can be accessed in the same way, making it possible to map e.g. a remote library’s tape robot to your local memory</text:p>
            </text:list-item>
            <text:list-item>
              <text:p text:style-name="P151">Tape backends can also be used to access large amounts of linear data (terrabytes) from a tape as though it were in memory</text:p>
            </text:list-item>
            <text:list-item>
              <text:p text:style-name="P151">Makes it possible to access even large datasets or backups in a way that is comfortable and known to developers, compared to other tooling like <text:span text:style-name="Source_Text">tar</text:span></text:p>
            </text:list-item>
            <text:list-item>
              <text:p text:style-name="P151">Can actually be a real usecase to replace LTFS</text:p>
            </text:list-item>
            <text:list-item>
              <text:p text:style-name="P151">If a file system (e.g. EXT4) is written to the tape, the tape can be mounted as a filesystem, too</text:p>
            </text:list-item>
            <text:list-item>
              <text:p text:style-name="P151">LTFS is a kernel module filesystem for tape drives that makes them a file system the same way as STFS</text:p>
            </text:list-item>
            <text:list-item>
              <text:p text:style-name="P151">But is its own filesystem, while tapisk allows using any existing and tested filesystem on top of the generic block device</text:p>
            </text:list-item>
            <text:list-item>
              <text:p text:style-name="P151">Doesn’t support the caching, making it hard to use for memory mapping, too</text:p>
            </text:list-item>
            <text:list-item>
              <text:p text:style-name="P151">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2">
        <text:list-item>
          <text:p text:style-name="P152">Existing Solutions</text:p>
          <text:list text:style-name="L153">
            <text:list-item>
              <text:p text:style-name="P153">Another potential usecase is using r3map to create a mountable remote filesystem with unique properties</text:p>
            </text:list-item>
            <text:list-item>
              <text:p text:style-name="P153">Currently there are two choices on how these can be implemented</text:p>
            </text:list-item>
            <text:list-item>
              <text:p text:style-name="P153">Google Drive, Nextcloud etc. listen to file changes on a folder and synchronize files when they change, similarly to the file synchronization approach to memory synchronization</text:p>
            </text:list-item>
            <text:list-item>
              <text:p text:style-name="P153">The big drawback is that everything needs to be stored locally</text:p>
            </text:list-item>
            <text:list-item>
              <text:p text:style-name="P153">If a lot of data is stored (e.g. terabytes), the locally available files would need to be manually selected</text:p>
            </text:list-item>
            <text:list-item>
              <text:p text:style-name="P153">There is no way to dynamically download files this way as they are required</text:p>
            </text:list-item>
            <text:list-item>
              <text:p text:style-name="P153">It is however very efficient, since the filesystem is completely transparent to the user (writes are being synced back asynchronously)</text:p>
            </text:list-item>
            <text:list-item>
              <text:p text:style-name="P153">It also supports an offline usecase easily</text:p>
            </text:list-item>
            <text:list-item>
              <text:p text:style-name="P153">The other option is to use a FUSE, e.g. <text:span text:style-name="Source_Text">s3-fuse</text:span></text:p>
            </text:list-item>
            <text:list-item>
              <text:p text:style-name="P153">This means that files can be fetched on demand</text:p>
            </text:list-item>
            <text:list-item>
              <text:p text:style-name="P153">But comes with a heavy performance penalty</text:p>
            </text:list-item>
            <text:list-item>
              <text:p text:style-name="P153">Writes are usually done (esp. for <text:span text:style-name="Source_Text">s3-fuse</text:span>) when they are communicated to the FUSE by the kernel, which makes writes very slow</text:p>
            </text:list-item>
            <text:list-item>
              <text:p text:style-name="P153">Offline usage is also hard/usually impossible</text:p>
            </text:list-item>
            <text:list-item>
              <text:p text:style-name="P153">Also usually not a fully featured system (e.g. not <text:span text:style-name="Source_Text">inotify</text:span> support, missing permissions etc.)</text:p>
            </text:list-item>
            <text:list-item>
              <text:p text:style-name="P153">This leaves the choice between two imperfect systems, all with their own downsides</text:p>
            </text:list-item>
          </text:list>
        </text:list-item>
        <text:list-item>
          <text:p text:style-name="P152">Hybrid Approach</text:p>
          <text:list text:style-name="L154">
            <text:list-item>
              <text:p text:style-name="P154">Using r3map can combine both approaches by both not having to download all files in advance and being able to write back changes asynchronously</text:p>
            </text:list-item>
            <text:list-item>
              <text:p text:style-name="P154">It is also a fully-featured filesystem</text:p>
            </text:list-item>
            <text:list-item>
              <text:p text:style-name="P154">Files can also be downloaded preemptively for offline access, just like with e.g. the Google Drive approach</text:p>
            </text:list-item>
            <text:list-item>
              <text:p text:style-name="P154">This can be achieved by using the managed mount API</text:p>
            </text:list-item>
            <text:list-item>
              <text:p text:style-name="P154">The block device is formatted using any valid filesystem (e.g. EXT4) and then mounted</text:p>
            </text:list-item>
            <text:list-item>
              <text:p text:style-name="P154">If files should be downloaded in the background, the amount of pull workers can be set to anything <text:span text:style-name="Source_Text">&gt;0</text:span></text:p>
            </text:list-item>
            <text:list-item>
              <text:p text:style-name="P154">Reads to blocks/files that haven’t been read yet can be resolved from the remote backend, giving a FUSE-like experience</text:p>
            </text:list-item>
            <text:list-item>
              <text:p text:style-name="P154">Since read block are then written to the local one, making subsequent reads almost as fast as native disk reads (unlike in FUSE/like in the Nextcloud approach)</text:p>
            </text:list-item>
            <text:list-item>
              <text:p text:style-name="P154">Writes are done to the local backend and can then be synced up in periodic intervals like with the Nextcloud approach, making them much faster than a FUSE, too</text:p>
            </text:list-item>
            <text:list-item>
              <text:p text:style-name="P154">Similarly to how the mount API is used, the migration API could then be used to move the file system between two hosts in a highly efficient way and without a long downtime</text:p>
            </text:list-item>
            <text:list-item>
              <text:p text:style-name="P154">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5">
        <text:list-item>
          <text:p text:style-name="P155">Streaming access to remote databases</text:p>
          <text:list text:style-name="L156">
            <text:list-item>
              <text:p text:style-name="P156">Another usecase is accessing a remote database locally</text:p>
            </text:list-item>
            <text:list-item>
              <text:p text:style-name="P156">While using a database backend is one option of storing chunks, an actual database can also be stored in a mount as well</text:p>
            </text:list-item>
            <text:list-item>
              <text:p text:style-name="P156">Particularly interesting for in-memory or on-disk databases like SQLite</text:p>
            </text:list-item>
            <text:list-item>
              <text:p text:style-name="P156">Instead of having to download the entire SQLite database before using it, it can simply be mounted, and accessed as it is being used</text:p>
            </text:list-item>
            <text:list-item>
              <text:p text:style-name="P156">This allows very efficient network access, as only very rarely the entire database is needed</text:p>
            </text:list-item>
            <text:list-item>
              <text:p text:style-name="P156">Since reads are cached with the managed mount API, only the first read should potentially have a performance impact</text:p>
            </text:list-item>
            <text:list-item>
              <text:p text:style-name="P156">Similarly so writes to the database will be more or less the same throughput as to the local disk, since changes are written back asynchronously</text:p>
            </text:list-item>
            <text:list-item>
              <text:p text:style-name="P156">If the full database should eventually be accessible locally, the background pullers can be used</text:p>
            </text:list-item>
            <text:list-item>
              <text:p text:style-name="P156">If the location of e.g. indexes is known, then the pull heuristic can be specified to fetch these first to speed up initial queries</text:p>
            </text:list-item>
            <text:list-item>
              <text:p text:style-name="P156">SQLite itself doesn’t have to support a special interface or changes for this to work, since it can simply use the mount’s block device as it’s backend, which shows how universally the concept is usable</text:p>
            </text:list-item>
          </text:list>
        </text:list-item>
        <text:list-item>
          <text:p text:style-name="P155">Making arbitrary file formats streamable</text:p>
          <text:list text:style-name="L157">
            <text:list-item>
              <text:p text:style-name="P157">This concept doesn’t just apply to SQLite however</text:p>
            </text:list-item>
            <text:list-item>
              <text:p text:style-name="P157">Other uses could for example be to make formats that are usually not streamable due to technical limitations</text:p>
            </text:list-item>
            <text:list-item>
              <text:p text:style-name="P157">One such format is famously MP4</text:p>
            </text:list-item>
            <text:list-item>
              <text:p text:style-name="P157">Usually, if someone downloads a MP4, they can’t start playing it before they have finished downloading</text:p>
            </text:list-item>
            <text:list-item>
              <text:p text:style-name="P157">This is because MP4s store metadata at the end of the file (graphic with metadata)</text:p>
            </text:list-item>
            <text:list-item>
              <text:p text:style-name="P157">The reason for storing this at the end is that generating the metadata requires encoding the video first</text:p>
            </text:list-item>
            <text:list-item>
              <text:p text:style-name="P157">Usually, if the file is downloaded from start to finish, then this metadata wouldn’t be accessible, and simply inverting the download order wouldn’t work since the stream would still be stored in different offsets of the file</text:p>
            </text:list-item>
            <text:list-item>
              <text:p text:style-name="P157">While there are ways of changing this (for example by storing the metadata in the beginning after the entire MP4 has been transcoded), this is not possible for already existing files</text:p>
            </text:list-item>
            <text:list-item>
              <text:p text:style-name="P157">With r3map however, the pull heuristic function can be used to immediately pre-fetch the metadata, and the individual chunks of the MP4 file are then being fetched in the background or as they are being accessed</text:p>
            </text:list-item>
            <text:list-item>
              <text:p text:style-name="P157">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5">Streaming app and game assets</text:p>
          <text:list text:style-name="L158">
            <text:list-item>
              <text:p text:style-name="P158">Another use case of this in-place streaming approach could be in gaming</text:p>
            </text:list-item>
            <text:list-item>
              <text:p text:style-name="P158">Usually, all assets of a game are currently being downloaded before the game is playable</text:p>
            </text:list-item>
            <text:list-item>
              <text:p text:style-name="P158">For many new AAA games, this can be hundreds of gigabytes</text:p>
            </text:list-item>
            <text:list-item>
              <text:p text:style-name="P158">Many of these assets aren’t required to start the game however</text:p>
            </text:list-item>
            <text:list-item>
              <text:p text:style-name="P158">Only some of them (e.g. the launcher, UI libraries, first level etc.) are</text:p>
            </text:list-item>
            <text:list-item>
              <text:p text:style-name="P158">In theory, one could design a game engine in such a way that these things are only fetched from a remote as they are required</text:p>
            </text:list-item>
            <text:list-item>
              <text:p text:style-name="P158">This would however require changing the way new games work, and would not work for existing games</text:p>
            </text:list-item>
            <text:list-item>
              <text:p text:style-name="P158">Playing games of e.g. a network drive or FUSE is also unrealistic due to performance limitations</text:p>
            </text:list-item>
            <text:list-item>
              <text:p text:style-name="P158">Using the managed mount API, the performance limitations of such an approach can be reduced, without changes to the game</text:p>
            </text:list-item>
            <text:list-item>
              <text:p text:style-name="P158">By using the background pull system, reads from chunks that have already been pulled are almost as fast as native disk reads</text:p>
            </text:list-item>
            <text:list-item>
              <text:p text:style-name="P158">By analyzing the data access pattern of an existing game, a pull heuristic function can be created which will then preemptively pull the game assets that are required first, keeping latency spikes as low as possible</text:p>
            </text:list-item>
            <text:list-item>
              <text:p text:style-name="P158">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8">The same concept could also be applied to launching any application</text:p>
            </text:list-item>
            <text:list-item>
              <text:p text:style-name="P158">For many languages, completely loading a binary or script into memory isn’t required for it to start executing</text:p>
            </text:list-item>
            <text:list-item>
              <text:p text:style-name="P158">Without significant changes to most interpreters and language VMs however, loading a file from a file system is the only available interface for loading programs</text:p>
            </text:list-item>
            <text:list-item>
              <text:p text:style-name="P158">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9">
        <text:list-item>
          <text:p text:style-name="P159">Modelling state</text:p>
          <text:list text:style-name="L160">
            <text:list-item>
              <text:p text:style-name="P160">Synchronization of app state is hard</text:p>
            </text:list-item>
            <text:list-item>
              <text:p text:style-name="P160">Even for hand-off scenarios a custom protocol is built most of the times</text:p>
            </text:list-item>
            <text:list-item>
              <text:p text:style-name="P160">It is possible to use a database sometimes (e.g. Firebase) to synchronize things</text:p>
            </text:list-item>
            <text:list-item>
              <text:p text:style-name="P160">But that can’t sync all data structures and requires using specific APIs to sync things</text:p>
            </text:list-item>
            <text:list-item>
              <text:p text:style-name="P160">What if you could mount and/or migrate any ressource?</text:p>
            </text:list-item>
            <text:list-item>
              <text:p text:style-name="P160">Usually these structures are marshalled, sent over a network, received on a second system, unmarshalled, and then are done being synced</text:p>
            </text:list-item>
            <text:list-item>
              <text:p text:style-name="P160">Requires a complex sync protocol, and when to sync, when to pull etc. is inefficient and usually happens over a third party (e.g. a database)</text:p>
            </text:list-item>
            <text:list-item>
              <text:p text:style-name="P160">Data structures can almost always be represented by am <text:span text:style-name="Source_Text">[]byte</text:span></text:p>
            </text:list-item>
            <text:list-item>
              <text:p text:style-name="P160">If the data structures are allocated from on a <text:span text:style-name="Source_Text">[]byte</text:span> from the block device, we can use the managed mount/direct mount/migration APIs to send/receive them or mount them</text:p>
            </text:list-item>
          </text:list>
        </text:list-item>
        <text:list-item>
          <text:p text:style-name="P159">Persisting state</text:p>
          <text:list text:style-name="L161">
            <text:list-item>
              <text:p text:style-name="P161">This makes a few interesting usecases possible</text:p>
            </text:list-item>
            <text:list-item>
              <text:p text:style-name="P161">For example, one could imagine a TODO app</text:p>
            </text:list-item>
            <text:list-item>
              <text:p text:style-name="P161">By default, the app mounts the TODO list as a byte slice from a remote server</text:p>
            </text:list-item>
            <text:list-item>
              <text:p text:style-name="P161">Since authentication is pluggable and e.g. a database backend with a prefix for the user can be used, this could scaly fairly well</text:p>
            </text:list-item>
            <text:list-item>
              <text:p text:style-name="P161">Using the pre-emptive background pulls, when the user connects, they could stream the byte slice in from the remote server as the app is accessing it, and also pre-emptively pull the rest</text:p>
            </text:list-item>
            <text:list-item>
              <text:p text:style-name="P161">If the TODO list is modified by changing it in memory, these changes are automatically being written to the local backend</text:p>
            </text:list-item>
            <text:list-item>
              <text:p text:style-name="P161">The asynchronous push algorithm can then take these changes and sync them up to the remote backend when required</text:p>
            </text:list-item>
            <text:list-item>
              <text:p text:style-name="P161">If the local backend is persistent, such a setup can even survive network outages</text:p>
            </text:list-item>
          </text:list>
        </text:list-item>
        <text:list-item>
          <text:p text:style-name="P159">Migrating app state between hosts</text:p>
          <text:list text:style-name="L162">
            <text:list-item>
              <text:p text:style-name="P162">More interesting possibly than this smart mount, where the remote struct is completely transparent to the user, could be the migration usecase</text:p>
            </text:list-item>
            <text:list-item>
              <text:p text:style-name="P162">If a user has the TODO app running on a phone, but wants to continue writing on their desktop, they can migrate the app’s state with r3map</text:p>
            </text:list-item>
            <text:list-item>
              <text:p text:style-name="P162">In this usecase, the migration API could be used</text:p>
            </text:list-item>
            <text:list-item>
              <text:p text:style-name="P162">The pre-copy phase could be automatically detected if the phone comes physically close to the computer</text:p>
            </text:list-item>
            <text:list-item>
              <text:p text:style-name="P162">Since this would be a LAN scenario, the migration would be very fast and allow for interesting hand-off usecases</text:p>
            </text:list-item>
            <text:list-item>
              <text:p text:style-name="P162">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2">Migrating an app’s TODO list or any internal data structure is one option</text:p>
            </text:list-item>
          </text:list>
        </text:list-item>
        <text:list-item>
          <text:p text:style-name="P159">Migrating virtual machines</text:p>
          <text:list text:style-name="L163">
            <text:list-item>
              <text:p text:style-name="P163">Locking is not handled by this, only one user is supported</text:p>
            </text:list-item>
            <text:list-item>
              <text:p text:style-name="P163">The in-memory representation would also need to be universal</text:p>
            </text:list-item>
            <text:list-item>
              <text:p text:style-name="P163">This is not the case with Go and for different CPU architectures</text:p>
            </text:list-item>
            <text:list-item>
              <text:p text:style-name="P163">Using a toolkit like Apache Arrow can provide a universal format for this memory, but many other things are possible if a layer of indirection is added</text:p>
            </text:list-item>
            <text:list-item>
              <text:p text:style-name="P163">But if e.g. Go is compiled to Wasm, and the Wasm VM’s linear memory is pointed to the NBD device, it is</text:p>
            </text:list-item>
            <text:list-item>
              <text:p text:style-name="P163">This would also allow storing in the entire app state in the Wasm remote, with no changes to the app itself</text:p>
            </text:list-item>
            <text:list-item>
              <text:p text:style-name="P163">As mentioned before, a Wasm VM’s memory could also be migrated this way, allowing for any Wasm app to be transfered between hosts</text:p>
            </text:list-item>
            <text:list-item>
              <text:p text:style-name="P163">Similarly so, the Wasm app’s binary, a mounted WASI filesystem etc. could all be synchronized this way, too</text:p>
            </text:list-item>
            <text:list-item>
              <text:p text:style-name="P163">Thanks to the preemptive pull mechanism, restoring e.g. a Wasm VM outside a migration would also be a very fast operation</text:p>
            </text:list-item>
            <text:list-item>
              <text:p text:style-name="P163">r3map can also be used for actual VM migration, with any hypervisor that supports mapping a VM’s memory to a block device</text:p>
            </text:list-item>
            <text:list-item>
              <text:p text:style-name="P163">This could also be other VMs (like e.g. the JVM), a browser’s JS VM, or - if the processor architectures etc. match - an entire process’s memory space</text:p>
            </text:list-item>
            <text:list-item>
              <text:p text:style-name="P163">Using the mount API, it would also be possible to bring the concept of VM snapshots to almost any app</text:p>
            </text:list-item>
            <text:list-item>
              <text:p text:style-name="P163">Essentially, its VM memory migration and snapshots, but for any kind of state</text:p>
            </text:list-item>
            <text:list-item>
              <text:p text:style-name="P163">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4">
        <text:list-item>
          <text:p text:style-name="P164">Due to the flexible nature of r3map, it is possible to bring the semantics of VM live migration and snapshots to anything that has state</text:p>
        </text:list-item>
        <text:list-item>
          <text:p text:style-name="P164">Looking back at all synchronization options and comparing ease of implementation, CPU load and network traffic between them</text:p>
        </text:list-item>
        <text:list-item>
          <text:p text:style-name="P164">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5">
        <text:list-item>
          <text:p text:style-name="P165">Answer to the research question (Could memory be the universal way to access and migrate state? - Yes!)</text:p>
        </text:list-item>
        <text:list-item>
          <text:p text:style-name="P165">What would be possible if memory became the universal way to access state (short recap of the ideas for use cases)</text:p>
        </text:list-item>
        <text:list-item>
          <text:p text:style-name="P165">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6">
        <text:list-item>
          <text:p text:style-name="P166">Abstract</text:p>
        </text:list-item>
        <text:list-item>
          <text:p text:style-name="P166">Tables</text:p>
          <text:list text:style-name="L167">
            <text:list-item>
              <text:p text:style-name="P167">Content</text:p>
            </text:list-item>
            <text:list-item>
              <text:p text:style-name="P167">Graphics</text:p>
            </text:list-item>
            <text:list-item>
              <text:p text:style-name="P167">Abbrevations</text:p>
            </text:list-item>
          </text:list>
        </text:list-item>
        <text:list-item>
          <text:p text:style-name="P166">Introduction: Research question/goal</text:p>
        </text:list-item>
        <text:list-item>
          <text:p text:style-name="P166">Technology: Current state of research and introductions to related topics (like a reference book)</text:p>
        </text:list-item>
        <text:list-item>
          <text:p text:style-name="P166">Planning: Ideas on how to solve the research question/goal</text:p>
        </text:list-item>
        <text:list-item>
          <text:p text:style-name="P166">Implementation: Description of how the ideas were implemented</text:p>
        </text:list-item>
        <text:list-item>
          <text:p text:style-name="P166">Results: Which results each of the methods yielded (i.e. benchmarks)</text:p>
        </text:list-item>
        <text:list-item>
          <text:p text:style-name="P166">Discussion: How the individual results can be interpreted and what use cases there are for the methods</text:p>
        </text:list-item>
        <text:list-item>
          <text:p text:style-name="P166">Summary: How the discussion can be interpreted as a whole</text:p>
        </text:list-item>
        <text:list-item>
          <text:p text:style-name="P166">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6T04:36:25Z</meta:creation-date>
    <dc:date>2023-07-26T04:36:25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